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of:=[.B2]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3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; 2</text:p>
          </table:table-cell>
          <table:table-cell office:value-type="float" office:value="4" table:formula="of:=[.D3]+[.B4]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formula="of:=[.B5]" table:style-name="ce1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; 4</text:p>
          </table:table-cell>
          <table:table-cell office:value-type="float" office:value="11" table:formula="of:=[.D5]+[.B6]" table:style-name="ce1">
            <text:p>11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9" table:formula="of:=[.B7]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5; 6</text:p>
          </table:table-cell>
          <table:table-cell office:value-type="float" office:value="13" table:formula="of:=[.D6]+[.B8]" table:style-name="ce1">
            <text:p>13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formula="of:=[.B9]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4" table:formula="of:=[.D9]+[.B10]" table:style-name="ce1">
            <text:p>14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7; 9</text:p>
          </table:table-cell>
          <table:table-cell office:value-type="float" office:value="18" table:formula="of:=[.D10]+[.B11]" table:style-name="ce1">
            <text:p>18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B12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0; 11</text:p>
          </table:table-cell>
          <table:table-cell office:value-type="float" office:value="19" table:formula="of:=[.D11]+[.B13]" table:style-name="ce1">
            <text:p>19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7-26T06:42:39Z</meta:creation-date>
    <dc:date>2024-05-14T17:09:54Z</dc:date>
  </office:meta>
</office:document-meta>
</file>